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mplementationRegistry.addSource( final DOMImplementationSource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ImplementationRegistr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ementationRegistry.getDOMImplementationList( final String 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OMImplementationRegistry.DOMImplementationRegistry( final Vector sr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ementationRegistry.isJRE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ImplementationRegistry.getServiceValue( final ClassLoader 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MImplementationRegistry.ge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ImplementationRegistry.getDOMImplementation( final String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ImplementationRegistry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ementationRegistry.getContex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ImplementationRegistry.item(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ImplementationRegistry.getResourceAsStream( final ClassLoader classLoader , final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OMImplementationRegistry.getSystemProperty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ementationRegistry.newInsta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